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3.286cm" fo:min-width="3.036cm" fo:padding-top="0.142cm" fo:padding-bottom="0.142cm" fo:padding-left="0.267cm" fo:padding-right="0.267cm"/>
    </style:style>
    <style:style style:name="gr2" style:family="graphic" style:parent-style-name="standard">
      <style:graphic-properties svg:stroke-color="#999999" draw:fill="none" draw:fill-color="#999999" draw:textarea-horizontal-align="justify" draw:textarea-vertical-align="middle" draw:auto-grow-height="false" fo:min-height="6.114cm" fo:min-width="5.864cm"/>
    </style:style>
    <style:style style:name="gr3" style:family="graphic" style:parent-style-name="standard">
      <style:graphic-properties svg:stroke-color="#999999" draw:fill="none" draw:fill-color="#999999" draw:textarea-horizontal-align="justify" draw:textarea-vertical-align="middle" draw:auto-grow-height="false" fo:min-height="4.7cm" fo:min-width="4.45cm"/>
    </style:style>
    <style:style style:name="gr4" style:family="graphic" style:parent-style-name="standard">
      <style:graphic-properties svg:stroke-color="#999999" draw:fill="none" draw:fill-color="#999999" draw:textarea-horizontal-align="justify" draw:textarea-vertical-align="middle" draw:auto-grow-height="false" fo:min-height="7.53cm" fo:min-width="7.28cm"/>
    </style:style>
    <style:style style:name="gr5" style:family="graphic" style:parent-style-name="standard">
      <style:graphic-properties svg:stroke-color="#999999" draw:fill-color="#999999" draw:textarea-horizontal-align="justify" draw:textarea-vertical-align="middle" draw:auto-grow-height="false" fo:min-height="0.10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999999"/>
      <style:paragraph-properties fo:margin-left="0cm" fo:margin-right="20.7cm" fo:text-align="center" fo:text-indent="4.4cm"/>
      <style:text-properties fo:font-size="54pt" style:font-size-asian="54pt" style:font-size-complex="54pt"/>
    </style:style>
    <style:style style:name="P3" style:family="paragraph">
      <loext:graphic-properties draw:fill="none" draw:fill-color="#999999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5cm" svg:x="3.1cm" svg:y="3.3cm">
          <text:p text:style-name="P1"><text:span text:style-name="T1">A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9cm" svg:height="9cm" svg:x="1.1cm" svg:y="1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7cm" svg:height="7cm" svg:x="2.1cm" svg:y="2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11cm" svg:height="11cm" svg:x="0.1cm" svg:y="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cm" svg:height="0.5cm" svg:x="10cm" svg:y="8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cm" svg:height="0.5cm" svg:x="0.6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cm" svg:height="0.5cm" svg:x="5.4cm" svg:y="0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cm" svg:height="0.5cm" svg:x="2.8cm" svg:y="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cm" svg:height="0.5cm" svg:x="7.9cm" svg:y="3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cm" svg:height="0.5cm" svg:x="7.8cm" svg:y="8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cm" svg:height="0.5cm" svg:x="2.8cm" svg:y="3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cm" svg:height="0.5cm" svg:x="8.9cm" svg:y="5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cm" svg:height="0.5cm" svg:x="1.9cm" svg:y="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cm" svg:height="0.5cm" svg:x="5.3cm" svg:y="1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cm" svg:height="0.5cm" svg:x="5.4cm" svg:y="1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cm" svg:height="0.5cm" svg:x="5.3cm" svg:y="9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cm" svg:height="0.5cm" svg:x="5.4cm" svg:y="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2cm" fo:page-height="11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2T12:10:20.989672840</meta:creation-date>
    <dc:date>2016-05-22T13:09:15.543007681</dc:date>
    <meta:editing-duration>PT28M28S</meta:editing-duration>
    <meta:editing-cycles>1</meta:editing-cycles>
    <meta:document-statistic meta:object-count="17"/>
    <meta:generator>LibreOffice/5.0.5.2$Linux_X86_64 LibreOffice_project/00m0$Build-2</meta:generator>
  </office:meta>
</office:document-meta>
</file>